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4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5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6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7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8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9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0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1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11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21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220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2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50pt" fo:font-weight="bold" fo:font-family="Arial" style:font-family-asian="Arial" style:font-family-complex="Arial" fo:background-color="#ffffff" fo:color="#1a1a1a"/>
    </style:style>
    <style:style style:name="T304" style:family="text">
      <style:text-properties fo:font-size="10.50pt" fo:font-weight="bold" fo:font-family="Arial" style:font-family-asian="Arial" style:font-family-complex="Arial" fo:background-color="#ffffff" fo:color="#1a1a1a"/>
    </style:style>
    <style:style style:name="T30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06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0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0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0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0" style:family="text">
      <style:text-properties fo:font-size="10.50pt" fo:font-weight="bold" fo:font-family="Arial" style:font-family-asian="Arial" style:font-family-complex="Arial" fo:background-color="#ffffff" fo:color="#1a1a1a"/>
    </style:style>
    <style:style style:name="T311" style:family="text">
      <style:text-properties fo:font-size="10.50pt" fo:font-weight="bold" fo:font-family="Arial" style:font-family-asian="Arial" style:font-family-complex="Arial" fo:background-color="#ffffff" fo:color="#1a1a1a"/>
    </style:style>
    <style:style style:name="T312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3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4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5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6" style:family="text">
      <style:text-properties fo:font-size="10.50pt" fo:font-weight="bold" fo:font-family="Arial" style:font-family-asian="Arial" style:font-family-complex="Arial" fo:background-color="#ffffff" fo:color="#1a1a1a"/>
    </style:style>
    <style:style style:name="T317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8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19" style:family="text">
      <style:text-properties fo:font-size="10.50pt" fo:font-weight="normal" fo:font-family="Arial" style:font-family-asian="Arial" style:font-family-complex="Arial" fo:background-color="#ffffff" fo:color="#1a1a1a"/>
    </style:style>
    <style:style style:name="T3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2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3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4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5" style:family="text">
      <style:text-properties fo:font-size="10.50pt" fo:font-weight="bold" fo:font-family="Arial" style:font-family-asian="Arial" style:font-family-complex="Arial" fo:background-color="#ffffff" fo:color="#666666"/>
    </style:style>
    <style:style style:name="T356" style:family="text">
      <style:text-properties fo:font-size="10.50pt" fo:font-weight="bold" fo:font-family="Arial" style:font-family-asian="Arial" style:font-family-complex="Arial" fo:background-color="#ffffff" fo:color="#666666"/>
    </style:style>
    <style:style style:name="T35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5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6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7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8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399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0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1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2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3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4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5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6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7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8" style:family="text">
      <style:text-properties fo:font-size="10.50pt" fo:font-weight="normal" fo:font-family="Arial" style:font-family-asian="Arial" style:font-family-complex="Arial" fo:background-color="#ffffff" fo:color="#666666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5.00%" fo:text-align="left" fo:margin-bottom="8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top="5.00pt" fo:margin-bottom="5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5.00%" fo:text-align="left" fo:margin-left="36.00pt" fo:text-indent="0.00pt" fo:margin-bottom="8.00pt"/>
    </style:style>
    <text:list-style style:name="L9">
      <text:list-level-style-bullet text:level="1" text:bullet-char="•">
        <style:list-level-properties text:space-before="70.8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5.00pt" fo:margin-bottom="5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5.00%" fo:text-align="left" fo:margin-bottom="8.00pt"/>
    </style:style>
    <text:list-style style:name="L14">
      <text:list-level-style-bullet text:level="1" text:bullet-char="•">
        <style:list-level-properties text:space-before="70.8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top="5.00pt" fo:margin-bottom="5.00pt"/>
    </style: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5.00%" fo:text-align="left" fo:margin-bottom="8.00pt"/>
    </style:style>
    <style:style style:name="P1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ylo nás p</text:span><text:span text:style-name="T2">ět</text:span></text:p>
      <text:p text:style-name="P2"><text:span text:style-name="T3">Autor</text:span><text:span text:style-name="T4"><text:s/>: Karel Polá</text:span><text:span text:style-name="T5">ček</text:span></text:p>
      <text:p text:style-name="P2"><text:span text:style-name="T6">Téma :<text:s/></text:span><text:span text:style-name="T7"><text:s/></text:span><text:span text:style-name="T8">Češt</text:span><text:span text:style-name="T9">í p</text:span><text:span text:style-name="T10">ředstavitele rozhoduj</text:span><text:span text:style-name="T11">ící o osudu lidí kte</text:span><text:span text:style-name="T12">ř</text:span><text:span text:style-name="T13">í jsou v o</text:span><text:span text:style-name="T14">čistci </text:span></text:p>
      <text:p text:style-name="P2"><text:span text:style-name="T15">Motiv</text:span><text:span text:style-name="T16"><text:s/>: nebe, knihy, modlení, u</text:span><text:span text:style-name="T17">čitel</text:span></text:p>
      <text:p text:style-name="P3"><text:span text:style-name="T18">Časoprostor :<text:s/></text:span><text:span text:style-name="T19">Rychnov nad Kněžnou přelom 19. a 20. stolet</text:span><text:span text:style-name="T20">í</text:span></text:p>
      <text:p text:style-name="P4"><text:span text:style-name="T21">Kompozice :<text:s/></text:span><text:span text:style-name="T22">Chronologický d</text:span><text:span text:style-name="T23">ěj na<text:s/></text:span><text:span text:style-name="T24">kapitoly</text:span></text:p>
      <text:p text:style-name="P4"><text:span text:style-name="T25">Druh :<text:s/></text:span><text:span text:style-name="T26">Epika </text:span></text:p>
      <text:p text:style-name="P4"><text:span text:style-name="T27">Ž</text:span><text:span text:style-name="T28">ánr :<text:s/></text:span><text:span text:style-name="T29">Román</text:span></text:p>
      <text:p text:style-name="P4"><text:span text:style-name="T30">Forma :<text:s/></text:span><text:span text:style-name="T31">Proza</text:span></text:p>
      <text:p text:style-name="P4"><text:span text:style-name="T32">Vyprav</text:span><text:span text:style-name="T33">ěč :<text:s/></text:span><text:span text:style-name="T34">ich-forma (Petr Bajza)</text:span></text:p>
      <text:p text:style-name="P4"><text:span text:style-name="T35">Postavy :</text:span></text:p>
      <text:list text:style-name="L5">
        <text:list-item>
          <text:p text:style-name="P5"><text:span text:style-name="T36">Pé</text:span><text:span text:style-name="T37">ťa Bajza<text:s/></text:span><text:span text:style-name="T38">–</text:span><text:span text:style-name="T39"><text:s/>hlavn</text:span><text:span text:style-name="T40">í postava, vyprav</text:span><text:span text:style-name="T41">ěč, vesel</text:span><text:span text:style-name="T42">ý, ro</text:span><text:span text:style-name="T43">šť</text:span><text:span text:style-name="T44">ák, inteligentní, má velkou fantazii, jeho nejlep</text:span><text:span text:style-name="T45">š</text:span><text:span text:style-name="T46">ím kamarádem je Tonda Bejval</text:span></text:p>
        </text:list-item>
        <text:list-item>
          <text:p text:style-name="P5"><text:span text:style-name="T46">Tonda Bejval<text:s/></text:span><text:span text:style-name="T47">–</text:span><text:span text:style-name="T48"><text:s/>P</text:span><text:span text:style-name="T49">é</text:span><text:span text:style-name="T50">ťův spoluž</text:span><text:span text:style-name="T51">ák, má bláznivé nápady, je namy</text:span><text:span text:style-name="T52">šlen</text:span><text:span text:style-name="T53">ý</text:span></text:p>
        </text:list-item>
        <text:list-item>
          <text:p text:style-name="P5"><text:span text:style-name="T54">Čenda Jirs</text:span><text:span text:style-name="T55">ák<text:s/></text:span><text:span text:style-name="T56">–</text:span><text:span text:style-name="T57"><text:s/>Pe</text:span><text:span text:style-name="T58">ťův kamar</text:span><text:span text:style-name="T59">ád, je v</text:span><text:span text:style-name="T60">ěř</text:span><text:span text:style-name="T61">ící, jeho koní</text:span><text:span text:style-name="T62">čkem je sb</text:span><text:span text:style-name="T63">írat h</text:span><text:span text:style-name="T64">ř</text:span><text:span text:style-name="T65">íchy ke zpov</text:span><text:span text:style-name="T66">ědi</text:span></text:p>
        </text:list-item>
        <text:list-item>
          <text:p text:style-name="P5"><text:span text:style-name="T67">Pepa Zilvar<text:s/></text:span><text:span text:style-name="T68">–</text:span><text:span text:style-name="T69"><text:s/>poch</text:span><text:span text:style-name="T70">ází z chudobince, kou</text:span><text:span text:style-name="T71">ř</text:span><text:span text:style-name="T72">í, jeho otec je<text:s/></text:span><text:span text:style-name="T73">žebr</text:span><text:span text:style-name="T74">ák, je state</text:span><text:span text:style-name="T75">čn</text:span><text:span text:style-name="T76">ý</text:span></text:p>
        </text:list-item>
        <text:list-item>
          <text:p text:style-name="P5"><text:span text:style-name="T76">Tatínek Bajza<text:s/></text:span><text:span text:style-name="T77">–</text:span><text:span text:style-name="T78"><text:s/>majitel obchodu se sm</text:span><text:span text:style-name="T79">í</text:span><text:span text:style-name="T80">šen</text:span><text:span text:style-name="T81">ým zbo</text:span><text:span text:style-name="T82">ž</text:span><text:span text:style-name="T83">ím, p</text:span><text:span text:style-name="T84">ř</text:span><text:span text:style-name="T85">ísný ale i laskavý</text:span></text:p>
        </text:list-item>
        <text:list-item>
          <text:p text:style-name="P5"><text:span text:style-name="T85">Maminka Bajzová<text:s/></text:span><text:span text:style-name="T86">–</text:span><text:span text:style-name="T87"><text:s/>hodn</text:span><text:span text:style-name="T88">á a rozumná</text:span></text:p>
        </text:list-item>
        <text:list-item>
          <text:p text:style-name="P5"><text:span text:style-name="T88">Kristýna<text:s/></text:span><text:span text:style-name="T89">–</text:span><text:span text:style-name="T90"><text:s/>slu</text:span><text:span text:style-name="T91">žka, poch</text:span><text:span text:style-name="T92">ází z horské vesnice, bláznivá</text:span></text:p>
        </text:list-item>
        <text:list-item>
          <text:p text:style-name="P5"><text:span text:style-name="T92">Eva Svobodová<text:s/></text:span><text:span text:style-name="T93">–</text:span><text:span text:style-name="T94"><text:s/>dcera cukr</text:span><text:span text:style-name="T95">á</text:span><text:span text:style-name="T96">ře, Petrova favoritka</text:span></text:p>
        </text:list-item>
        <text:list-item>
          <text:p text:style-name="P5"><text:span text:style-name="T97">Pan Fajst<text:s/></text:span><text:span text:style-name="T98">–</text:span><text:span text:style-name="T99"><text:s/>m</text:span><text:span text:style-name="T100">ístní ob</text:span><text:span text:style-name="T101">čas, zapškl</text:span><text:span text:style-name="T102">ý moralista</text:span></text:p>
        </text:list-item>
        <text:list-item>
          <text:p text:style-name="P5"><text:span text:style-name="T102">Pan Zilvar<text:s/></text:span><text:span text:style-name="T103">–</text:span><text:span text:style-name="T104"><text:s/></text:span><text:span text:style-name="T105">žije v chudobinci, přišel o nohu</text:span></text:p>
        </text:list-item>
        <text:list-item>
          <text:p text:style-name="P5"><text:span text:style-name="T106">Otakárek Soumar<text:s/></text:span><text:span text:style-name="T107">–</text:span><text:span text:style-name="T108"><text:s/>chlapec z</text:span><text:span text:style-name="T109"> </text:span><text:span text:style-name="T110">bohat</text:span><text:span text:style-name="T111">é rodiny, rád by se kamarádil s ostatními kluky, ale vychovatelka mu to nedovolí</text:span></text:p>
        </text:list-item>
      </text:list>
      <text:p text:style-name="P6"><text:span text:style-name="T112">Vypráv</text:span><text:span text:style-name="T113">ěc</text:span><text:span text:style-name="T114">í zp</text:span><text:span text:style-name="T115">ůzoby :<text:s/></text:span><text:span text:style-name="T116">Př</text:span><text:span text:style-name="T117">ímá<text:s/></text:span><text:span text:style-name="T118">řeč, neprima a nevlastni prima rec</text:span></text:p>
      <text:p text:style-name="P6"><text:span text:style-name="T119">Ver</text:span><text:span text:style-name="T120">šov</text:span><text:span text:style-name="T121">á výstavba :<text:s/></text:span><text:span text:style-name="T122">není</text:span></text:p>
      <text:p text:style-name="P6"><text:span text:style-name="T123">Typy promluv :<text:s/></text:span><text:span text:style-name="T124">Dialogy a monology</text:span></text:p>
      <text:p text:style-name="P6"><text:span text:style-name="T125">Kontext Autorovy tvorby :</text:span></text:p>
      <text:p text:style-name="P7"><text:span text:style-name="T126">Karel Polá</text:span><text:span text:style-name="T127">ček (1892</text:span><text:span text:style-name="T128">–</text:span><text:span text:style-name="T129">1945) </text:span></text:p>
      <text:p text:style-name="P7"><text:span text:style-name="T130">* Rychnov nad Kn</text:span><text:span text:style-name="T131">ěžnou </text:span></text:p>
      <text:p text:style-name="P7"><text:span text:style-name="T132">-<text:s/></text:span><text:span text:style-name="T133">česk</text:span><text:span text:style-name="T134">ý spisovatel, noviná</text:span><text:span text:style-name="T135">ř, scen</text:span><text:span text:style-name="T136">árista </text:span></text:p>
      <text:p text:style-name="P7"><text:span text:style-name="T136">- roku 1995 mu byl in memoriam ud</text:span><text:span text:style-name="T137">ělen Ř</text:span><text:span text:style-name="T138">ád T. G. Masaryka II. t</text:span><text:span text:style-name="T139">ř</text:span><text:span text:style-name="T140">ídy </text:span></text:p>
      <text:p text:style-name="P7"><text:span text:style-name="T140">- pat</text:span><text:span text:style-name="T141">řil k nejv</text:span><text:span text:style-name="T142">ýznamn</text:span><text:span text:style-name="T143">ějš</text:span><text:span text:style-name="T144">ím humorist</text:span><text:span text:style-name="T145">ům v ČSR </text:span></text:p>
      <text:p text:style-name="P7"><text:span text:style-name="T146">- jeho otec byl<text:s/></text:span><text:span text:style-name="T147">židovsk</text:span><text:span text:style-name="T148">ý obchodník s koloniálním zbo</text:span><text:span text:style-name="T149">ž</text:span><text:span text:style-name="T150">ím </text:span></text:p>
      <text:p text:style-name="P7"><text:span text:style-name="T150">- studoval vy</text:span><text:span text:style-name="T151">šš</text:span><text:span text:style-name="T152">í gymnázium v Rychnov</text:span><text:span text:style-name="T153">ě nad Kněžnou, odkud ho za špatn</text:span><text:span text:style-name="T154">é známky a chování vyhodili </text:span></text:p>
      <text:p text:style-name="P7"><text:span text:style-name="T154">- nakonec 1912 ud</text:span><text:span text:style-name="T155">ělal maturitu a šel studovat na Karlovu univerzitu </text:span></text:p>
      <text:p text:style-name="P7"><text:span text:style-name="T156">- jeho první povídka<text:s/></text:span><text:span text:style-name="T157">Koloto</text:span><text:span text:style-name="T158">č<text:s/></text:span><text:span text:style-name="T159">byla napsan</text:span><text:span text:style-name="T160">á po tom, co zu</text:span><text:span text:style-name="T161">žitkoval praxi jako<text:s/></text:span><text:span text:style-name="T162">ú</text:span><text:span text:style-name="T163">ředn</text:span><text:span text:style-name="T164">ík ve vývozní a dovozní komisi </text:span></text:p>
      <text:p text:style-name="P7"><text:span text:style-name="T164">- p</text:span><text:span text:style-name="T165">řed prvn</text:span><text:span text:style-name="T166">í sv</text:span><text:span text:style-name="T167">ětovou v</text:span><text:span text:style-name="T168">álkou narukoval a studoval vojenskou<text:s/></text:span><text:span text:style-name="T169">školu, ovšem d</text:span><text:span text:style-name="T170">ál ne</text:span><text:span text:style-name="T171">ž na četaře se nedostal. Byl posl</text:span><text:span text:style-name="T172">án do Ruska, kde rakouská armáda utrp</text:span><text:span text:style-name="T173">ěla por</text:span><text:span text:style-name="T174">á</text:span><text:span text:style-name="T175">žku a on padl do zajet</text:span><text:span text:style-name="T176">í, ze kterého ho pustili po válce. </text:span></text:p>
      <text:p text:style-name="P7"><text:span text:style-name="T176">- v roce 1920 za</text:span><text:span text:style-name="T177">čal ps</text:span><text:span text:style-name="T178">át do humoristických<text:s/></text:span><text:span text:style-name="T179">časopisů Štika venkova a Nebojsa, v nich se sezn</text:span><text:span text:style-name="T180">ámil s bratry<text:s/></text:span><text:span text:style-name="T181">Čapkov</text:span><text:span text:style-name="T182">ými </text:span></text:p>
      <text:p text:style-name="P7"><text:span text:style-name="T182">- soudni</text:span><text:span text:style-name="T183">čk</text:span><text:span text:style-name="T184">á</text:span><text:span text:style-name="T185">ř a fejetonista v Lidov</text:span><text:span text:style-name="T186">ých novinách </text:span></text:p>
      <text:p text:style-name="P7"><text:span text:style-name="T186">- b</text:span><text:span text:style-name="T187">ěhem okupace publikoval pod jm</text:span><text:span text:style-name="T188">énem Vlastimila Rady (malí</text:span><text:span text:style-name="T189">ře) </text:span></text:p>
      <text:p text:style-name="P7"><text:span text:style-name="T190">- 5. 6. 1943 byl deportován do terezínského ghetta, p</text:span><text:span text:style-name="T191">řihl</text:span><text:span text:style-name="T192">ásil se dobrovoln</text:span><text:span text:style-name="T193">ě kvůli sv</text:span><text:span text:style-name="T194">é dru</text:span><text:span text:style-name="T195">žce </text:span></text:p>
      <text:p text:style-name="P7"><text:span text:style-name="T196">- 1944 byl poslán deportem do Osv</text:span><text:span text:style-name="T197">ětimi, kde ovšem přežil (což se zjistilo až v 90. letech) </text:span></text:p>
      <text:p text:style-name="P7"><text:span text:style-name="T198">- z Osv</text:span><text:span text:style-name="T199">ětimi se dostal pochodem smrti do t</text:span><text:span text:style-name="T200">ábora Hindenburg, kde napsal poslední divadelní hru, a následn</text:span><text:span text:style-name="T201">ě do t</text:span><text:span text:style-name="T202">ábora Gleiwitz, kde nepro</text:span><text:span text:style-name="T203">šel selekc</text:span><text:span text:style-name="T204">í a byl popraven </text:span></text:p>
      <text:p text:style-name="P7"><text:span text:style-name="T204">- inteligentní humor,<text:s/></text:span><text:span text:style-name="T205">často satirick</text:span><text:span text:style-name="T206">ý </text:span></text:p>
      <text:p text:style-name="P7"><text:span text:style-name="T206">- tv</text:span><text:span text:style-name="T207">ůrce mnoha novotvarů a vět, např.<text:s/></text:span><text:span text:style-name="T208">„</text:span><text:span text:style-name="T209">ten mi m</text:span><text:span text:style-name="T210">ůže b</text:span><text:span text:style-name="T211">ýt ukradenej“ </text:span></text:p>
      <text:p text:style-name="P8"><text:span text:style-name="T212">- pova</text:span><text:span text:style-name="T213">žov</text:span><text:span text:style-name="T214">án za tv</text:span><text:span text:style-name="T215">ůrce sloupku (přinesl něco mezi fejetonem a pov</text:span><text:span text:style-name="T216">ídkou)</text:span></text:p>
      <text:p text:style-name="P8"><text:span text:style-name="T217">Autorova Díla :</text:span></text:p>
      <text:list text:style-name="L9">
        <text:list-item>
          <text:p text:style-name="P9"><text:span text:style-name="T218">Mu</text:span><text:span text:style-name="T219">ži v ofsajdu</text:span></text:p>
        </text:list-item>
        <text:list-item>
          <text:p text:style-name="P9"><text:span text:style-name="T220">Hostinec U Kamenného stolu</text:span></text:p>
        </text:list-item>
      </text:list>
      <text:p text:style-name="P10"><text:span text:style-name="T221">Literární/ obecn</text:span><text:span text:style-name="T222">ě kulturn</text:span><text:span text:style-name="T223">í kontext :</text:span></text:p>
      <text:p text:style-name="P11"><text:span text:style-name="T224">Demokratický proud mezivále</text:span><text:span text:style-name="T225">čn</text:span><text:span text:style-name="T226">é<text:s/></text:span><text:span text:style-name="T227">česk</text:span><text:span text:style-name="T228">é prózy</text:span></text:p>
      <text:p text:style-name="P11"><text:span text:style-name="T228">- atmosféra doby: - 1. sv</text:span><text:span text:style-name="T229">ětov</text:span><text:span text:style-name="T230">á válka</text:span></text:p>
      <text:p text:style-name="P11"><text:span text:style-name="T230">- velká<text:s/></text:span><text:span text:style-name="T231">ř</text:span><text:span text:style-name="T232">íjnová socialistická revoluce v Rusku</text:span></text:p>
      <text:p text:style-name="P11"><text:span text:style-name="T232">- rozpad R-U</text:span></text:p>
      <text:p text:style-name="P11"><text:span text:style-name="T232">- zalo</text:span><text:span text:style-name="T233">žen</text:span><text:span text:style-name="T234">í<text:s/></text:span><text:span text:style-name="T235">ČSR</text:span></text:p>
      <text:p text:style-name="P11"><text:span text:style-name="T236">- sv</text:span><text:span text:style-name="T237">ětov</text:span><text:span text:style-name="T238">á hospodá</text:span><text:span text:style-name="T239">řsk</text:span><text:span text:style-name="T240">á krize</text:span></text:p>
      <text:p text:style-name="P11"><text:span text:style-name="T240">- nástup fa</text:span><text:span text:style-name="T241">šismu</text:span></text:p>
      <text:p text:style-name="P11"><text:span text:style-name="T242">- 2. sv</text:span><text:span text:style-name="T243">ětov</text:span><text:span text:style-name="T244">á válka</text:span></text:p>
      <text:p text:style-name="P11"><text:span text:style-name="T244">- auto</text:span><text:span text:style-name="T245">ři demokratick</text:span><text:span text:style-name="T246">ého proudu byli tzv. pragmatisté</text:span></text:p>
      <text:p text:style-name="P11"><text:span text:style-name="T246">- pragmatismus = filozofický sm</text:span><text:span text:style-name="T247">ěr 20. stolet</text:span><text:span text:style-name="T248">í v USA, kriteriem pravdy je u</text:span><text:span text:style-name="T249">žitečnost a skutečnost, zkušenosti</text:span></text:p>
      <text:p text:style-name="P11"><text:span text:style-name="T250">- v</text:span><text:span text:style-name="T251">šichni autoři přisp</text:span><text:span text:style-name="T252">ívali do Lidových novin, kde se shroma</text:span><text:span text:style-name="T253">žďovala demokratick</text:span><text:span text:style-name="T254">á inteligence</text:span></text:p>
      <text:p text:style-name="P11"><text:span text:style-name="T254">- p</text:span><text:span text:style-name="T255">ředstavitel</text:span><text:span text:style-name="T256">é demokratického proudu: Karel Polá</text:span><text:span text:style-name="T257">ček, Eduard Bass, Karel Čapek</text:span></text:p>
      <text:p text:style-name="P11"><text:span text:style-name="T258">Karel Polá</text:span><text:span text:style-name="T259">ček</text:span></text:p>
      <text:p text:style-name="P11"><text:span text:style-name="T260">- prozaik (kritik a humorista), noviná</text:span><text:span text:style-name="T261">ř (Lidov</text:span><text:span text:style-name="T262">é noviny)</text:span></text:p>
      <text:p text:style-name="P11"><text:span text:style-name="T262">- zájem o malé m</text:span><text:span text:style-name="T263">ěsto a život česk</text:span><text:span text:style-name="T264">ých<text:s/></text:span><text:span text:style-name="T265">Židů</text:span></text:p>
      <text:p text:style-name="P11"><text:span text:style-name="T266">- za okupace zahynul v koncentra</text:span><text:span text:style-name="T267">čn</text:span><text:span text:style-name="T268">ím tábo</text:span><text:span text:style-name="T269">ře Osvětim</text:span></text:p>
      <text:p text:style-name="P11"><text:span text:style-name="T270">- um</text:span><text:span text:style-name="T271">ěn</text:span><text:span text:style-name="T272">í zobrazit typ malého<text:s/></text:span><text:span text:style-name="T273">česk</text:span><text:span text:style-name="T274">ého tyrana</text:span></text:p>
      <text:p text:style-name="P11"><text:span text:style-name="T274">- p</text:span><text:span text:style-name="T275">řesně odpozorovan</text:span><text:span text:style-name="T276">é detaily chování, psychologie i jazyka malom</text:span><text:span text:style-name="T277">ěšť</text:span><text:span text:style-name="T278">ák</text:span><text:span text:style-name="T279">ů</text:span></text:p>
      <text:p text:style-name="P11"><text:span text:style-name="T280">- jazyková, situa</text:span><text:span text:style-name="T281">čn</text:span><text:span text:style-name="T282">í a charakterová komika p</text:span><text:span text:style-name="T283">řech</text:span><text:span text:style-name="T284">ází z humorné polohy v satiru -&gt; kritika malom</text:span><text:span text:style-name="T285">ěšť</text:span><text:span text:style-name="T286">áctví</text:span></text:p>
      <text:p text:style-name="P11"><text:span text:style-name="T286">- román Mu</text:span><text:span text:style-name="T287">ži v ofsajdu<text:s/></text:span><text:span text:style-name="T288">–</text:span><text:span text:style-name="T289"><text:s/>o osudech otce a syna<text:s/></text:span><text:span text:style-name="T290">–</text:span><text:span text:style-name="T291"><text:s/>stoupenci<text:s/></text:span><text:span text:style-name="T292">žižkovsk</text:span><text:span text:style-name="T293">é Viktorky a majitele obchodu, p</text:span><text:span text:style-name="T294">ř</text:span><text:span text:style-name="T295">ívr</text:span><text:span text:style-name="T296">žence</text:span></text:p>
      <text:p text:style-name="P12"><text:span text:style-name="T297"/></text:p>
      <text:p text:style-name="P13"><text:span text:style-name="T298"><text:tab/>Dal</text:span><text:span text:style-name="T299">š</text:span><text:span text:style-name="T300">í auto</text:span><text:span text:style-name="T301">ři tohoto obdob</text:span><text:span text:style-name="T302">í :</text:span></text:p>
      <text:list text:style-name="L14">
        <text:list-item>
          <text:p text:style-name="P14"><text:span text:style-name="T303">Jaroslav Ha</text:span><text:span text:style-name="T304">šek</text:span><text:span text:style-name="T305"> </text:span><text:span text:style-name="T306">–</text:span><text:span text:style-name="T307"><text:s/>Osudy dobr</text:span><text:span text:style-name="T308">ého vojáka<text:s/></text:span><text:span text:style-name="T309">Švejka</text:span></text:p>
        </text:list-item>
        <text:list-item>
          <text:p text:style-name="P14"><text:span text:style-name="T310">Karel<text:s/></text:span><text:span text:style-name="T311">Čapek</text:span><text:span text:style-name="T312"> </text:span><text:span text:style-name="T313">–</text:span><text:span text:style-name="T314"><text:s/>B</text:span><text:span text:style-name="T315">ílá nemoc, Krakatit, RUR</text:span></text:p>
        </text:list-item>
        <text:list-item>
          <text:p text:style-name="P14"><text:span text:style-name="T316">Eduard Bass </text:span><text:span text:style-name="T317">–</text:span><text:span text:style-name="T318"><text:s/>Klapzubova jeden</text:span><text:span text:style-name="T319">áctka, Cirkus Humberto</text:span></text:p>
        </text:list-item>
      </text:list>
      <text:p text:style-name="P15"><text:span text:style-name="T320">D</text:span><text:span text:style-name="T321">ěj</text:span><text:span text:style-name="T322"><text:s/>:</text:span></text:p>
      <text:p text:style-name="P16"><text:span text:style-name="T323">Vypráv</text:span><text:span text:style-name="T324">ěn</text:span><text:span text:style-name="T325">í o dobrodru</text:span><text:span text:style-name="T326">žstv</text:span><text:span text:style-name="T327">í p</text:span><text:span text:style-name="T328">ěti chlapců žij</text:span><text:span text:style-name="T329">ících v malém<text:s/></text:span><text:span text:style-name="T330">česk</text:span><text:span text:style-name="T331">ém m</text:span><text:span text:style-name="T332">ěstečku. Psan</text:span><text:span text:style-name="T333">é formou deníku hlavního p</text:span><text:span text:style-name="T334">ředstavitele P</text:span><text:span text:style-name="T335">éti Bajzy. Celý rok na malom</text:span><text:span text:style-name="T336">ěstě v obdob</text:span><text:span text:style-name="T337">í první republiky vid</text:span><text:span text:style-name="T338">ěn</text:span><text:span text:style-name="T339">ý o</text:span><text:span text:style-name="T340">čima mal</text:span><text:span text:style-name="T341">ého chlapce. Pé</text:span><text:span text:style-name="T342">ťa s bravurou popisuje jak s</text:span><text:span text:style-name="T343">ézonní dosp</text:span><text:span text:style-name="T344">ěl</text:span><text:span text:style-name="T345">áckou i d</text:span><text:span text:style-name="T346">ětskou z</text:span><text:span text:style-name="T347">ábavu, ale t</text:span><text:span text:style-name="T348">řeba tak</text:span><text:span text:style-name="T349">é hierarchii obyvatel takového malého m</text:span><text:span text:style-name="T350">ěsta. Do knihy se reflektuje obdob</text:span><text:span text:style-name="T351">í okupace a mezi<text:s/></text:span><text:span text:style-name="T352">čten</text:span><text:span text:style-name="T353">á</text:span><text:span text:style-name="T354">ři našla velkou oblibu.</text:span></text:p>
      <text:p text:style-name="P16"><text:span text:style-name="T354"/></text:p>
      <text:p text:style-name="P16"><text:span text:style-name="T354"/></text:p>
      <text:p text:style-name="P16"><text:span text:style-name="T355">Zivot Polacka<text:s/></text:span><text:span text:style-name="T356">:</text:span><text:span text:style-name="T357"/></text:p>
      <text:p text:style-name="P16"><text:span text:style-name="T357">Karel Polá</text:span><text:span text:style-name="T358">ček, novin</text:span><text:span text:style-name="T359">á</text:span><text:span text:style-name="T360">ř, představitel meziv</text:span><text:span text:style-name="T361">ále</text:span><text:span text:style-name="T362">čn</text:span><text:span text:style-name="T363">é humoristické a satirické prózy, se narodil<text:s/></text:span><text:span text:style-name="T364">českožidovsk</text:span><text:span text:style-name="T365">é<text:s/></text:span><text:span text:style-name="T366">živnostensk</text:span><text:span text:style-name="T367">é rodin</text:span><text:span text:style-name="T368">ě. V Rychnově nad Kněžnou začal studovat gymn</text:span><text:span text:style-name="T369">ázium, které dokon</text:span><text:span text:style-name="T370">čil v Praze. Pot</text:span><text:span text:style-name="T371">é pracoval jako ú</text:span><text:span text:style-name="T372">ředn</text:span><text:span text:style-name="T373">ík. V roce 1914 narukoval do války, na srbské front</text:span><text:span text:style-name="T374">ě se dostal do zajet</text:span><text:span text:style-name="T375">í.</text:span></text:p>
      <text:p text:style-name="P16"><text:span text:style-name="T375"/></text:p>
      <text:p text:style-name="P16"><text:span text:style-name="T375">Po válce za</text:span><text:span text:style-name="T376">čal v roce 1920 publikovat do periodik Nebojsa a Tribuna. N</text:span><text:span text:style-name="T377">ále</text:span><text:span text:style-name="T378">žel k okruhu autorů kolem Lidov</text:span><text:span text:style-name="T379">ých novin. Vedle brat</text:span><text:span text:style-name="T380">ř</text:span><text:span text:style-name="T381">í<text:s/></text:span><text:span text:style-name="T382">Čapků se př</text:span><text:span text:style-name="T383">átelil s F. Peroutkou. Od roku 1922 byl redaktorem Lidových novin, Tribuny a<text:s/></text:span><text:span text:style-name="T384">Česk</text:span><text:span text:style-name="T385">ého slova. V letech 1927<text:s/></text:span><text:span text:style-name="T386">– 1930<text:s/></text:span><text:span text:style-name="T387">ř</text:span><text:span text:style-name="T388">ídil humoristický<text:s/></text:span><text:span text:style-name="T389">čtrn</text:span><text:span text:style-name="T390">áctideník Dobrý den.</text:span></text:p>
      <text:p text:style-name="P16"><text:span text:style-name="T390"/></text:p>
      <text:p text:style-name="P16"><text:span text:style-name="T390">S Karlem<text:s/></text:span><text:span text:style-name="T391">Čapkem se uvedli jako autoři nově zaveden</text:span><text:span text:style-name="T392">ého sloupku. Po Mnichovu poslal Karel Polá</text:span><text:span text:style-name="T393">ček svoji jedinou dceru do Velk</text:span><text:span text:style-name="T394">é Británie, sám v</text:span><text:span text:style-name="T395">šak nestihl včas odej</text:span><text:span text:style-name="T396">ít. Z Lidových novin byl z rasových d</text:span><text:span text:style-name="T397">ůvodů propuštěn a nesměl publikovat.</text:span></text:p>
      <text:p text:style-name="P16"><text:span text:style-name="T397"/></text:p>
      <text:p text:style-name="P16"><text:span text:style-name="T397">V roce 1943 se přihl</text:span><text:span text:style-name="T398">ásil dobrovoln</text:span><text:span text:style-name="T399">ě do transportu do Terez</text:span><text:span text:style-name="T400">ína, kdy</text:span><text:span text:style-name="T401">ž do něho byla zařazena jeho životn</text:span><text:span text:style-name="T402">í dru</text:span><text:span text:style-name="T403">žka.</text:span></text:p>
      <text:p text:style-name="P16"><text:span text:style-name="T403"/></text:p>
      <text:p text:style-name="P16"><text:span text:style-name="T403">Karel Pol</text:span><text:span text:style-name="T404">á</text:span><text:span text:style-name="T405">ček zahynul v koncentračn</text:span><text:span text:style-name="T406">ím tábo</text:span><text:span text:style-name="T407">ře o rok později.</text:span><text:span text:style-name="T408"/></text:p>
      <text:p text:style-name="P16"><text:span text:style-name="T409"/></text:p>
      <text:p text:style-name="P16"><text:span text:style-name="T409"/></text:p>
      <text:p text:style-name="P17"><text:span text:style-name="T409"/></text:p>
      <text:p text:style-name="P17"><text:span text:style-name="T4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